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cialt kontrakt grupp 10</text:p>
      <text:p text:style-name="P2">Klimat</text:p>
      <text:p text:style-name="P3">Att ha en öppen syn för andras idéer och avslappnat diskussionsklimat anser vi är idealt för detta projekt. Att lyssna aktivt och inte avbryta varandra när man pratar. Visa respekt för andra gruppmedlemmar helt enkelt. Alla i gruppen jobbar seriöst med de uppgifter man tagit på sig. Får man problem så ber man om hjälp, ju tidigare desto bättre.</text:p>
      <text:p text:style-name="P2"/>
      <text:p text:style-name="P2">Arbetstider</text:p>
      <text:p text:style-name="P3">Vi träffas fysiskt två gånger i veckan i fyra timmar. Dessa träffar görs främst hemma hos någon utav medlemmarna. Man arbetar även individuellt i veckan för att till exempel fördjupa sig i olika områden och arbeta på sina uppgifter. Detta ska ske minst två timmar per dag. Utöver detta så kommer vi att ha kontakt på Skype ca 2 timmar i veckan.</text:p>
      <text:p text:style-name="P2"><text:s/></text:p>
      <text:p text:style-name="P2">Möte</text:p>
      <text:p text:style-name="P3">Vi kommer att ha möten på Skype som kommer att vara i ungefär minst två timmar. Mötestid kommer vi komma överens över i god tid. <text:s/>Akademisk kvart gäller för alla möten om inget annat har sagts.</text:p>
      <text:p text:style-name="P3">Dessa möten är till för att organisera arbetet, ge varandra feedback, hjälpa varandra med olika uppgifter och där vi visar upp vad vi har gjort så att vi ser att varje person har gjort allt det dom ska. Vi kommer även att träffa våra handledare en gång i veckan.</text:p>
      <text:p text:style-name="P2"/>
      <text:p text:style-name="P2">Konflikter</text:p>
      <text:p text:style-name="P3">När en konflikt sker så diskuterar vi det och man får rätta sig efter det majoriteten tycker. Vi kan komma att ha ett antal brainstorming sektioner där vi skriver ner alla idéer vi kommer på. Därefter väljer vi vilka idéer som ska implementeras. Sker det en större konflikt där risken för splittringar bör de samtliga gruppmedlemmarna samtala om situationen och försöka komma till eventuella lösningar. Skulle gruppen inte kunna lösa konflikten och splittringar sker i gruppen så kommer handledare kontaktas och därefter kommer majoriteten med ett beslut. <text:s text:c="10"/></text:p>
      <text:p text:style-name="P2"/>
      <text:p text:style-name="P2">Regler</text:p>
      <text:p text:style-name="P3">De samtliga gruppmedlemmarna bör vara aktiva och koncentrerade på mötena. Man ska även ta ansvar för de uppgifterna man har blivit tilldelad, om man inte förstår uppgifterna eller kört fast så ska man fråga medlemmarna om hjälp. Att arbeta för gruppens och projektets bästa är en prioritering. Det är den individuella gruppmedlemmens ansvar att vara uppdaterad om det gruppen kommer fram till och de beslut som tas. </text:p>
      <text:p text:style-name="P3"/>
      <text:p text:style-name="P2">Godkännande:</text:p>
      <text:p text:style-name="P2"/>
      <text:p text:style-name="P3">Kalle Hovstadius<text:line-break/></text:p>
      <text:p text:style-name="P2"><text:span text:style-name="T5">Maximilian Törn Almö<text:line-break/></text:span></text:p>
      <text:p text:style-name="P2"><text:span text:style-name="T5">Mohanned el bechir Jaballah<text:line-break/></text:span></text:p>
      <text:p text:style-name="P2"><text:span text:style-name="T5">Shervin Mansouri</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ervin </meta:initial-creator>
    <meta:creation-date>2016-03-08T11:41:44.01</meta:creation-date>
    <dc:date>2016-03-13T22:06:53.96</dc:date>
    <dc:creator>Shervin </dc:creator>
    <meta:editing-duration>PT52M18S</meta:editing-duration>
    <meta:editing-cycles>2</meta:editing-cycles>
    <meta:generator>OpenOffice/4.1.2$Win32 OpenOffice.org_project/412m3$Build-9782</meta:generator>
    <meta:document-statistic meta:table-count="0" meta:image-count="0" meta:object-count="0" meta:page-count="1" meta:paragraph-count="18" meta:word-count="381" meta:character-count="2285"/>
  </office:meta>
</office:document-meta>
</file>